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0.5008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8965in"/>
    </style:style>
    <style:style style:name="co6" style:family="table-column">
      <style:table-column-properties fo:break-before="auto" style:column-width="0.7016in"/>
    </style:style>
    <style:style style:name="co7" style:family="table-column">
      <style:table-column-properties fo:break-before="auto" style:column-width="1.9047in"/>
    </style:style>
    <style:style style:name="co8" style:family="table-column">
      <style:table-column-properties fo:break-before="auto" style:column-width="1.5035in"/>
    </style:style>
    <style:style style:name="co9" style:family="table-column">
      <style:table-column-properties fo:break-before="auto" style:column-width="1.2028in"/>
    </style:style>
    <style:style style:name="co10" style:family="table-column">
      <style:table-column-properties fo:break-before="auto" style:column-width="1.8047in"/>
    </style:style>
    <style:style style:name="co11" style:family="table-column">
      <style:table-column-properties fo:break-before="auto" style:column-width="1.3035in"/>
    </style:style>
    <style:style style:name="co12" style:family="table-column">
      <style:table-column-properties fo:break-before="auto" style:column-width="0.802in"/>
    </style:style>
    <style:style style:name="co13" style:family="table-column">
      <style:table-column-properties fo:break-before="auto" style:column-width="2.298in"/>
    </style:style>
    <style:style style:name="co14" style:family="table-column">
      <style:table-column-properties fo:break-before="auto" style:column-width="1.6957in"/>
    </style:style>
    <style:style style:name="co15" style:family="table-column">
      <style:table-column-properties fo:break-before="auto" style:column-width="0.6016in"/>
    </style:style>
    <style:style style:name="co16" style:family="table-column">
      <style:table-column-properties fo:break-before="auto" style:column-width="1.5in"/>
    </style:style>
    <style:style style:name="ro1" style:family="table-row">
      <style:table-row-properties style:row-height="0.200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transparent" fo:wrap-option="no-wrap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no-wrap" style:vertical-align="automatic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 style:data-style-name="N99">
      <style:table-cell-properties fo:background-color="transparent" fo:wrap-option="no-wrap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background-color="transparent" fo:wrap-option="no-wrap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no-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1" table:number-columns-repeated="4" table:default-cell-style-name="ce2"/>
        <table:table-column table:style-name="co8" table:default-cell-style-name="ce2"/>
        <table:table-column table:style-name="co1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12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3" table:default-cell-style-name="ce2"/>
        <table:table-column table:style-name="co4" table:number-columns-repeated="2" table:default-cell-style-name="ce2"/>
        <table:table-column table:style-name="co9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977" table:default-cell-style-name="ce2"/>
        <table:table-row table:style-name="ro1">
          <table:table-cell table:style-name="ce1" office:value-type="string" calcext:value-type="string">
            <text:p>Scouter Initials</text:p>
          </table:table-cell>
          <table:table-cell table:style-name="ce1" office:value-type="string" calcext:value-type="string">
            <text:p>Match Number</text:p>
          </table:table-cell>
          <table:table-cell table:style-name="ce1" office:value-type="string" calcext:value-type="string">
            <text:p>Driver Station</text:p>
          </table:table-cell>
          <table:table-cell table:style-name="ce1" office:value-type="string" calcext:value-type="string">
            <text:p>Team #</text:p>
          </table:table-cell>
          <table:table-cell table:style-name="ce1" office:value-type="string" calcext:value-type="string">
            <text:p>Starting Location</text:p>
          </table:table-cell>
          <table:table-cell table:style-name="ce1" office:value-type="string" calcext:value-type="string">
            <text:p>Auto L3 Cones</text:p>
          </table:table-cell>
          <table:table-cell table:style-name="ce1" office:value-type="string" calcext:value-type="string">
            <text:p>Auto L2 Cones</text:p>
          </table:table-cell>
          <table:table-cell table:style-name="ce1" office:value-type="string" calcext:value-type="string">
            <text:p>Auto L1 Cones</text:p>
          </table:table-cell>
          <table:table-cell table:style-name="ce1" office:value-type="string" calcext:value-type="string">
            <text:p>Auto Missed Cone Placements</text:p>
          </table:table-cell>
          <table:table-cell table:style-name="ce1" office:value-type="string" calcext:value-type="string">
            <text:p>Auto L3 Cubes</text:p>
          </table:table-cell>
          <table:table-cell table:style-name="ce1" office:value-type="string" calcext:value-type="string">
            <text:p>Auto L2 Cubes</text:p>
          </table:table-cell>
          <table:table-cell table:style-name="ce1" office:value-type="string" calcext:value-type="string">
            <text:p>Auto L1 Cubes</text:p>
          </table:table-cell>
          <table:table-cell table:style-name="ce1" office:value-type="string" calcext:value-type="string">
            <text:p>Auto Missed Cube Placements</text:p>
          </table:table-cell>
          <table:table-cell table:style-name="ce1" office:value-type="string" calcext:value-type="string">
            <text:p>Mobility?</text:p>
          </table:table-cell>
          <table:table-cell table:style-name="ce1" office:value-type="string" calcext:value-type="string">
            <text:p>Auto Balance?</text:p>
          </table:table-cell>
          <table:table-cell table:style-name="ce1" office:value-type="string" calcext:value-type="string">
            <text:p>Grabbed starting node objects?</text:p>
          </table:table-cell>
          <table:table-cell table:style-name="ce1" office:value-type="string" calcext:value-type="string">
            <text:p>Auto Comments</text:p>
          </table:table-cell>
          <table:table-cell table:style-name="ce1" office:value-type="string" calcext:value-type="string">
            <text:p>Tele L3 Cones</text:p>
          </table:table-cell>
          <table:table-cell table:style-name="ce1" office:value-type="string" calcext:value-type="string">
            <text:p>Tele L2 Cones</text:p>
          </table:table-cell>
          <table:table-cell table:style-name="ce1" office:value-type="string" calcext:value-type="string">
            <text:p>Tele L1 Cones</text:p>
          </table:table-cell>
          <table:table-cell table:style-name="ce1" office:value-type="string" calcext:value-type="string">
            <text:p>Missed Cone Placements</text:p>
          </table:table-cell>
          <table:table-cell table:style-name="ce1" office:value-type="string" calcext:value-type="string">
            <text:p>Tele L3 Cubes</text:p>
          </table:table-cell>
          <table:table-cell table:style-name="ce1" office:value-type="string" calcext:value-type="string">
            <text:p>Tele L2 Cubes</text:p>
          </table:table-cell>
          <table:table-cell table:style-name="ce1" office:value-type="string" calcext:value-type="string">
            <text:p>Tele L1 Cubes</text:p>
          </table:table-cell>
          <table:table-cell table:style-name="ce1" office:value-type="string" calcext:value-type="string">
            <text:p>Missed Cube Placements</text:p>
          </table:table-cell>
          <table:table-cell table:style-name="ce1" office:value-type="string" calcext:value-type="string">
            <text:p>Defended?</text:p>
          </table:table-cell>
          <table:table-cell table:style-name="ce1" office:value-type="string" calcext:value-type="string">
            <text:p>Teleop Comments</text:p>
          </table:table-cell>
          <table:table-cell table:style-name="ce1" office:value-type="string" calcext:value-type="string">
            <text:p>Charging Station &amp; Endgame</text:p>
          </table:table-cell>
          <table:table-cell table:style-name="ce1" office:value-type="string" calcext:value-type="string">
            <text:p>Balance Rating</text:p>
          </table:table-cell>
          <table:table-cell table:style-name="ce1" office:value-type="string" calcext:value-type="string">
            <text:p>Endgame Comments</text:p>
          </table:table-cell>
          <table:table-cell table:style-name="ce1" office:value-type="string" calcext:value-type="string">
            <text:p>Driver Skill?</text:p>
          </table:table-cell>
          <table:table-cell table:style-name="ce1" office:value-type="string" calcext:value-type="string">
            <text:p>Defense Skill?</text:p>
          </table:table-cell>
          <table:table-cell table:style-name="ce1" office:value-type="string" calcext:value-type="string">
            <text:p>Did they die?</text:p>
          </table:table-cell>
          <table:table-cell table:style-name="ce1" office:value-type="string" calcext:value-type="string">
            <text:p>Tipped over?</text:p>
          </table:table-cell>
          <table:table-cell table:style-name="ce1" office:value-type="string" calcext:value-type="string">
            <text:p>Cards?</text:p>
          </table:table-cell>
          <table:table-cell table:style-name="ce1" office:value-type="string" calcext:value-type="string">
            <text:p>Comments?</text:p>
          </table:table-cell>
          <table:table-cell table:style-name="ce1" office:value-type="string" calcext:value-type="string">
            <text:p>Auto Points</text:p>
          </table:table-cell>
          <table:table-cell table:style-name="ce1" office:value-type="string" calcext:value-type="string">
            <text:p>Teleop Points</text:p>
          </table:table-cell>
          <table:table-cell table:style-name="ce1" office:value-type="string" calcext:value-type="string">
            <text:p>Endgame Points</text:p>
          </table:table-cell>
          <table:table-cell table:style-name="ce1" office:value-type="string" calcext:value-type="string">
            <text:p>Total Points Scored</text:p>
          </table:table-cell>
          <table:table-cell table:style-name="ce1" office:value-type="string" calcext:value-type="string">
            <text:p>Auto points without Charging Station</text:p>
          </table:table-cell>
          <table:table-cell table:style-name="ce1" office:value-type="string" calcext:value-type="string">
            <text:p>Cone Auto Points</text:p>
          </table:table-cell>
          <table:table-cell table:style-name="ce1" office:value-type="string" calcext:value-type="string">
            <text:p>Cube Auto Points</text:p>
          </table:table-cell>
          <table:table-cell table:style-name="ce1" office:value-type="string" calcext:value-type="string">
            <text:p>Cone Teleop Points</text:p>
          </table:table-cell>
          <table:table-cell table:style-name="ce1" office:value-type="string" calcext:value-type="string">
            <text:p>Cube Teleop Points</text:p>
          </table:table-cell>
          <table:table-cell table:style-name="ce1" office:value-type="string" calcext:value-type="string">
            <text:p>Teleop game pieces scored</text:p>
          </table:table-cell>
          <table:table-cell table:style-name="ce1" office:value-type="string" calcext:value-type="string">
            <text:p>Accuracy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J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4905" calcext:value-type="float">
            <text:p>4905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Robot is slow and ineffective</text:p>
          </table:table-cell>
          <table:table-cell table:style-name="ce1" office:value-type="float" office:value="5.67" calcext:value-type="float">
            <text:p>5.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.67" calcext:value-type="float">
            <text:p>14.67</text:p>
          </table:table-cell>
          <table:table-cell table:style-name="ce1" office:value-type="float" office:value="5.67" calcext:value-type="float">
            <text:p>5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L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2342" calcext:value-type="float">
            <text:p>2342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Only went for.cones(primarily for hp stati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Only went for cones</text:p>
          </table:table-cell>
          <table:table-cell table:style-name="ce1" office:value-type="string" calcext:value-type="string">
            <text:p>1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id not attempt charging statio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8.67" calcext:value-type="float">
            <text:p>8.67</text:p>
          </table:table-cell>
          <table:table-cell table:style-name="ce1" office:value-type="float" office:value="12.67" calcext:value-type="float">
            <text:p>12.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9.33" calcext:value-type="float">
            <text:p>29.33</text:p>
          </table:table-cell>
          <table:table-cell table:style-name="ce1" office:value-type="float" office:value="8.67" calcext:value-type="float">
            <text:p>8.6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L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id not move much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rive training, only pushed cubes, attempted charge stat. But got stuck</text:p>
          </table:table-cell>
          <table:table-cell table:style-name="ce1" office:value-type="string" calcext:value-type="string">
            <text:p>csfai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t stuck on edge of charging statio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ot stuck on stati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7" calcext:value-type="float">
            <text:p>2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7" calcext:value-type="float">
            <text:p>2.6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L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4909" calcext:value-type="float">
            <text:p>4909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C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mment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67" calcext:value-type="float">
            <text:p>3.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C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3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v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L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1729" calcext:value-type="float">
            <text:p>1729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Robot did not use arm but pushed all cones and cubes to its allianc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2370" calcext:value-type="float">
            <text:p>2370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3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e at a time went on the first 2 didn't move while the third for o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2.33" calcext:value-type="float">
            <text:p>42.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G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Self righting with ar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.33" calcext:value-type="float">
            <text:p>7.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.33" calcext:value-type="float">
            <text:p>30.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L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9101" calcext:value-type="float">
            <text:p>9101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id not mov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Only went.for level 1 cubes; went to hp station multiple times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ocked with one other.team sucessfully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.33" calcext:value-type="float">
            <text:p>33.3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J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id no autonomou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an't pick up from ground. Stopped majority of cones. 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Almost times over twi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67" calcext:value-type="float">
            <text:p>3.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L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Pushed cones to its alliance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C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ocked&amp;Balanced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J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o autonomous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id not move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id not mov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id not move. Very ineffective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7314" calcext:value-type="float">
            <text:p>7314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csfail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67" calcext:value-type="float">
            <text:p>2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67" calcext:value-type="float">
            <text:p>5.6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L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5459" calcext:value-type="float">
            <text:p>5459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id not mov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Had intake for cubes, pushed cones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as too late getting to charge station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.67" calcext:value-type="float">
            <text:p>10.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G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Extremely Stunted Mobility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1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Immobilized for most of matc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C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string" calcext:value-type="string">
            <text:p>midd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ocked&amp;Balanced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v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office:value-type="float" office:value="18.67" calcext:value-type="float">
            <text:p>18.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8.33" calcext:value-type="float">
            <text:p>58.33</text:p>
          </table:table-cell>
          <table:table-cell table:style-name="ce1" office:value-type="float" office:value="7.67" calcext:value-type="float">
            <text:p>7.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L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2423" calcext:value-type="float">
            <text:p>2423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8724" calcext:value-type="float">
            <text:p>8724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67" calcext:value-type="float">
            <text:p>2.6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.67" calcext:value-type="float">
            <text:p>21.6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J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1721" calcext:value-type="float">
            <text:p>1721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Only scored 1 come in entire MATC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7" calcext:value-type="float">
            <text:p>2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7" calcext:value-type="float">
            <text:p>2.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G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csfai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8.33" calcext:value-type="float">
            <text:p>8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.33" calcext:value-type="float">
            <text:p>11.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L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id not mov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ot a few game pieces but the robot was very slow, also took a while to place pieces on the stages</text:p>
          </table:table-cell>
          <table:table-cell table:style-name="ce1" office:value-type="string" calcext:value-type="string">
            <text:p>csfai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ipped trying to dock on statio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.33" calcext:value-type="float">
            <text:p>7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.33" calcext:value-type="float">
            <text:p>7.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L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Moved slightly but started falling apart, did not move again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obot may have been broken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Fell apart, looked broken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J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4905" calcext:value-type="float">
            <text:p>4905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id goo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N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1729" calcext:value-type="float">
            <text:p>1729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Failed2Dock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rove over charge statio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ood balance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Pushed pieces around for other alliance member to score (broken intake?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2342" calcext:value-type="float">
            <text:p>2342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Was restating conea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V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Bad driving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Bad driver</text:p>
          </table:table-cell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.67" calcext:value-type="float">
            <text:p>30.67</text:p>
          </table:table-cell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ood balance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67" calcext:value-type="float">
            <text:p>4.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.67" calcext:value-type="float">
            <text:p>24.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9101" calcext:value-type="float">
            <text:p>9101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2d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ot great overall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N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Mobility but nothing els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csfail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ried to use up station but had trouble. Popped cube got caught in the intake.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J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4909" calcext:value-type="float">
            <text:p>4909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o autonomous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Very good robot. Recommend teami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V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7" calcext:value-type="float">
            <text:p>2.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.67" calcext:value-type="float">
            <text:p>22.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5459" calcext:value-type="float">
            <text:p>5459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Pushed cones to its layer station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lance could be better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LM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id not mov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Very crazy driving and bad weight distribution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ocked first followed by another.tea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Bad drivi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7" calcext:value-type="float">
            <text:p>2.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.67" calcext:value-type="float">
            <text:p>22.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J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2423" calcext:value-type="float">
            <text:p>2423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ot good. 0 points in teleop.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5.67" calcext:value-type="float">
            <text:p>5.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.67" calcext:value-type="float">
            <text:p>5.6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N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string" calcext:value-type="string">
            <text:p>midd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ocked&amp;Balanced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Beautifu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19.67" calcext:value-type="float">
            <text:p>19.67</text:p>
          </table:table-cell>
          <table:table-cell table:style-name="ce1" office:value-type="float" office:value="18.67" calcext:value-type="float">
            <text:p>18.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8.33" calcext:value-type="float">
            <text:p>58.33</text:p>
          </table:table-cell>
          <table:table-cell table:style-name="ce1" office:value-type="float" office:value="7.67" calcext:value-type="float">
            <text:p>7.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uld play bett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67" calcext:value-type="float">
            <text:p>2.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.67" calcext:value-type="float">
            <text:p>25.6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L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id not mov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Pushed cubes.on ground, practice driving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ot on first and stayed on while second team went on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5.33" calcext:value-type="float">
            <text:p>5.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.33" calcext:value-type="float">
            <text:p>25.3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V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6.33" calcext:value-type="float">
            <text:p>16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33" calcext:value-type="float">
            <text:p>16.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3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Wasn't great and almost tipped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.67" calcext:value-type="float">
            <text:p>33.67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N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ocked&amp;Balanced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ood but even getting level 2 comes was a bit of a stretch</text:p>
          </table:table-cell>
          <table:table-cell table:style-name="ce1" office:value-type="string" calcext:value-type="string">
            <text:p>3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uick to engag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V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4041" calcext:value-type="float">
            <text:p>4041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ockedNOBalanc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Very bad intak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.67" calcext:value-type="float">
            <text:p>11.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LM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8724" calcext:value-type="float">
            <text:p>8724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uld pick up things well but couldn't hold onto them</text:p>
          </table:table-cell>
          <table:table-cell table:style-name="ce1" office:value-type="string" calcext:value-type="string">
            <text:p>csfai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de it so others couldn't get on and they couldn't either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7" calcext:value-type="float">
            <text:p>2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7" calcext:value-type="float">
            <text:p>2.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J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1721" calcext:value-type="float">
            <text:p>1721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o autonomou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csfai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ot a great robo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67" calcext:value-type="float">
            <text:p>3.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Focused too long on 1 cube</text:p>
          </table:table-cell>
          <table:table-cell table:style-name="ce1" office:value-type="string" calcext:value-type="string">
            <text:p>3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lance goo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uld play better, focus on gathering piec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csfa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7.67" calcext:value-type="float">
            <text:p>7.67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.33" calcext:value-type="float">
            <text:p>11.33</text:p>
          </table:table-cell>
          <table:table-cell table:style-name="ce1" office:value-type="float" office:value="7.67" calcext:value-type="float">
            <text:p>7.6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N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7314" calcext:value-type="float">
            <text:p>7314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rive trai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ind of died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L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id not mov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Pushed items into bottom statioms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ther two robots were on but they weren't 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.67" calcext:value-type="float">
            <text:p>10.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JT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Moved fowar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.33" calcext:value-type="float">
            <text:p>32.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Very good, a cube fell between the posts that they picked up later</text:p>
          </table:table-cell>
          <table:table-cell table:style-name="ce1" office:value-type="string" calcext:value-type="string">
            <text:p>2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lance needs work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67" calcext:value-type="float">
            <text:p>17.6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.67" calcext:value-type="float">
            <text:p>36.6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V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2370" calcext:value-type="float">
            <text:p>2370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.33" calcext:value-type="float">
            <text:p>29.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2423" calcext:value-type="float">
            <text:p>2423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1d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5.67" calcext:value-type="float">
            <text:p>5.67</text:p>
          </table:table-cell>
          <table:table-cell table:style-name="ce1" office:value-type="float" office:value="2.67" calcext:value-type="float">
            <text:p>2.6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.33" calcext:value-type="float">
            <text:p>18.33</text:p>
          </table:table-cell>
          <table:table-cell table:style-name="ce1" office:value-type="float" office:value="5.67" calcext:value-type="float">
            <text:p>5.6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N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Stalled out during teleop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AV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Bad driving</text:p>
          </table:table-cell>
          <table:table-cell table:style-name="ce1" office:value-type="string" calcext:value-type="string">
            <text:p>1d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Ba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GT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8.67" calcext:value-type="float">
            <text:p>58.67</text:p>
          </table:table-cell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GB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1729" calcext:value-type="float">
            <text:p>1729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Failed2Dock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Seemed to only push the cubes.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ocked in station.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Seemed to have some issues.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5.33" calcext:value-type="float">
            <text:p>5.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.33" calcext:value-type="float">
            <text:p>24.3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NH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Moved ten feet and then did nothing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Struggled to grab cube</text:p>
          </table:table-cell>
          <table:table-cell table:style-name="ce1" office:value-type="string" calcext:value-type="string">
            <text:p>1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ttempted but failed to get fully on 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It appeared to help another blue robot by getting it off the charging station. The robot was somewhat clumsy, wasting lots of ti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67" calcext:value-type="float">
            <text:p>4.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.67" calcext:value-type="float">
            <text:p>15.6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GT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9101" calcext:value-type="float">
            <text:p>9101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o movemen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4905" calcext:value-type="float">
            <text:p>4905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ocked&amp;Balanced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3d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Quick cycles </text:p>
          </table:table-cell>
          <table:table-cell table:style-name="ce1" office:value-type="float" office:value="20.67" calcext:value-type="float">
            <text:p>20.67</text:p>
          </table:table-cell>
          <table:table-cell table:style-name="ce1" office:value-type="float" office:value="12.67" calcext:value-type="float">
            <text:p>12.6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3.33" calcext:value-type="float">
            <text:p>63.33</text:p>
          </table:table-cell>
          <table:table-cell table:style-name="ce1" office:value-type="float" office:value="8.67" calcext:value-type="float">
            <text:p>8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GB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ocked&amp;Balanced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Seemed really slow.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Seems like it has issues getting cubes and can only get cubes.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.33" calcext:value-type="float">
            <text:p>8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.33" calcext:value-type="float">
            <text:p>20.3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V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3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ood robo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N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8724" calcext:value-type="float">
            <text:p>8724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ipped a bit</text:p>
          </table:table-cell>
          <table:table-cell table:style-name="ce1" office:value-type="string" calcext:value-type="string">
            <text:p>csfai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t knocked off by teammate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Played some defense with a big and heavy robo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33" calcext:value-type="float">
            <text:p>5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33" calcext:value-type="float">
            <text:p>8.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N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Picked up tipped cones but nothing else. Couldnt reach top level</text:p>
          </table:table-cell>
          <table:table-cell table:style-name="ce1" office:value-type="string" calcext:value-type="string">
            <text:p>3db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riving was effective but not perfec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.33" calcext:value-type="float">
            <text:p>7.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.33" calcext:value-type="float">
            <text:p>40.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NK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ied right off the bat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AV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1721" calcext:value-type="float">
            <text:p>1721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uldn't move for the first half of the match</text:p>
          </table:table-cell>
          <table:table-cell table:style-name="ce1" office:value-type="string" calcext:value-type="string">
            <text:p>csfail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Only did charge station and fell off during endgame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table:number-columns-repeated="36"/>
          <table:table-cell table:number-columns-repeated="10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GT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2370" calcext:value-type="float">
            <text:p>2370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1d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4.67" calcext:value-type="float">
            <text:p>4.6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.33" calcext:value-type="float">
            <text:p>25.33</text:p>
          </table:table-cell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GB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Robot died.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obot died.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Robot died after scoring once.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67" calcext:value-type="float">
            <text:p>3.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NH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riveba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Effective use of driveable pushing game pieces</text:p>
          </table:table-cell>
          <table:table-cell table:style-name="ce1" office:value-type="string" calcext:value-type="string">
            <text:p>3d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6.67" calcext:value-type="float">
            <text:p>6.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.67" calcext:value-type="float">
            <text:p>44.67</text:p>
          </table:table-cell>
          <table:table-cell table:style-name="ce1" office:value-type="float" office:value="6.67" calcext:value-type="float">
            <text:p>6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V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2</text:p>
          </table:table-cell>
          <table:table-cell table:style-name="ce1" office:value-type="float" office:value="2324" calcext:value-type="float">
            <text:p>2324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2d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3</text:p>
          </table:table-cell>
          <table:table-cell table:style-name="ce1" office:value-type="float" office:value="4041" calcext:value-type="float">
            <text:p>4041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2d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.67" calcext:value-type="float">
            <text:p>4.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67" calcext:value-type="float">
            <text:p>27.6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GT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lef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1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33" calcext:value-type="float">
            <text:p>6.3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33" calcext:value-type="float">
            <text:p>17.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AGB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id not move.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oes not seem effective. Very slow.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percentage" office:value="0.67" calcext:value-type="percentage">
            <text:p>67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N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459" calcext:value-type="float">
            <text:p>5459</text:p>
          </table:table-cell>
          <table:table-cell table:style-name="ce1" office:value-type="string" calcext:value-type="string">
            <text:p>middl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Failed2Dock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rive over but fell of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ried to push game pieces around</text:p>
          </table:table-cell>
          <table:table-cell table:style-name="ce1" office:value-type="string" calcext:value-type="string">
            <text:p>1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uldn't balance well but did get on easily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NH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Snail pace during autonomou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Played defense a bit while going for game piece so bought time</text:p>
          </table:table-cell>
          <table:table-cell table:style-name="ce1" office:value-type="string" calcext:value-type="string">
            <text:p>csfa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Pretty good driving for what they ha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.33" calcext:value-type="float">
            <text:p>11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.33" calcext:value-type="float">
            <text:p>14.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percentage" office:value="0.6" calcext:value-type="percentage">
            <text:p>60.00%</text:p>
          </table:table-cell>
          <table:table-cell table:number-columns-repeated="977"/>
        </table:table-row>
        <table:table-row table:style-name="ro1">
          <table:table-cell table:style-name="ce1" table:number-columns-repeated="36"/>
          <table:table-cell table:number-columns-repeated="10" table:style-name="ce1" office:value-type="float" office:value="0" calcext:value-type="float">
            <text:p>0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1" office:value-type="string" calcext:value-type="string">
            <text:p>KL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ockedNOBalanc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5.67" calcext:value-type="float">
            <text:p>15.6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3.67" calcext:value-type="float">
            <text:p>63.67</text:p>
          </table:table-cell>
          <table:table-cell table:style-name="ce1" office:value-type="float" office:value="7.67" calcext:value-type="float">
            <text:p>7.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percentage" office:value="0.86" calcext:value-type="percentage">
            <text:p>86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KL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8.33" calcext:value-type="float">
            <text:p>18.33</text:p>
          </table:table-cell>
          <table:table-cell table:style-name="ce1" office:value-type="float" office:value="29.67" calcext:value-type="float">
            <text:p>29.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8.33" calcext:value-type="float">
            <text:p>18.3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KL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ocked&amp;Balanced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office:value-type="float" office:value="29.67" calcext:value-type="float">
            <text:p>29.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9.33" calcext:value-type="float">
            <text:p>69.33</text:p>
          </table:table-cell>
          <table:table-cell table:style-name="ce1" office:value-type="float" office:value="7.67" calcext:value-type="float">
            <text:p>7.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percentage" office:value="0.67" calcext:value-type="percentage">
            <text:p>67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KL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ocked&amp;Balanced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office:value-type="float" office:value="32.67" calcext:value-type="float">
            <text:p>32.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2.33" calcext:value-type="float">
            <text:p>72.33</text:p>
          </table:table-cell>
          <table:table-cell table:style-name="ce1" office:value-type="float" office:value="7.67" calcext:value-type="float">
            <text:p>7.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percentage" office:value="0.7" calcext:value-type="percentage">
            <text:p>7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KL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Docked&amp;Balanced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9.67" calcext:value-type="float">
            <text:p>19.6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7.67" calcext:value-type="float">
            <text:p>67.67</text:p>
          </table:table-cell>
          <table:table-cell table:style-name="ce1" office:value-type="float" office:value="7.67" calcext:value-type="float">
            <text:p>7.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KL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boolean" office:boolean-value="true" calcext:value-type="boolean">
            <text:p>TRUE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/>
          <table:table-cell table:style-name="ce1" office:value-type="string" calcext:value-type="string">
            <text:p>2db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float" office:value="18.33" calcext:value-type="float">
            <text:p>18.33</text:p>
          </table:table-cell>
          <table:table-cell table:style-name="ce1" office:value-type="float" office:value="22.33" calcext:value-type="float">
            <text:p>22.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.67" calcext:value-type="float">
            <text:p>60.67</text:p>
          </table:table-cell>
          <table:table-cell table:style-name="ce1" office:value-type="float" office:value="18.33" calcext:value-type="float">
            <text:p>18.3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977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6" table:number-columns-repeated="1024" table:default-cell-style-name="ce6"/>
        <table:table-row table:style-name="ro1">
          <table:table-cell table:style-name="ce5" office:value-type="string" calcext:value-type="string" table:number-columns-spanned="5" table:number-rows-spanned="1">
            <text:p>Prematch</text:p>
          </table:table-cell>
          <table:covered-table-cell table:number-columns-repeated="4"/>
          <table:table-cell table:style-name="ce5" office:value-type="string" calcext:value-type="string" table:number-columns-spanned="6" table:number-rows-spanned="1">
            <text:p>Autonomous</text:p>
          </table:table-cell>
          <table:covered-table-cell table:number-columns-repeated="5"/>
          <table:table-cell table:style-name="ce5" office:value-type="string" calcext:value-type="string" table:number-columns-spanned="7" table:number-rows-spanned="1">
            <text:p>Teleop</text:p>
          </table:table-cell>
          <table:covered-table-cell table:number-columns-repeated="6"/>
          <table:table-cell table:style-name="ce10" office:value-type="string" calcext:value-type="string" table:number-columns-spanned="3" table:number-rows-spanned="1">
            <text:p>Endgame</text:p>
          </table:table-cell>
          <table:covered-table-cell table:number-columns-repeated="2"/>
          <table:table-cell table:style-name="ce5" office:value-type="string" calcext:value-type="string" table:number-columns-spanned="6" table:number-rows-spanned="1">
            <text:p>Miscellaneous</text:p>
          </table:table-cell>
          <table:covered-table-cell table:style-name="ce5"/>
          <table:covered-table-cell table:number-columns-repeated="4"/>
          <table:table-cell table:number-columns-repeated="997"/>
        </table:table-row>
        <table:table-row table:style-name="ro1">
          <table:table-cell table:style-name="ce5" office:value-type="string" calcext:value-type="string">
            <text:p>Scouter Name</text:p>
          </table:table-cell>
          <table:table-cell table:style-name="ce5" office:value-type="string" calcext:value-type="string">
            <text:p>Event</text:p>
          </table:table-cell>
          <table:table-cell table:style-name="ce5" office:value-type="string" calcext:value-type="string">
            <text:p>Match Number</text:p>
          </table:table-cell>
          <table:table-cell table:style-name="ce5" office:value-type="string" calcext:value-type="string">
            <text:p>Robot</text:p>
          </table:table-cell>
          <table:table-cell table:style-name="ce5" office:value-type="string" calcext:value-type="string">
            <text:p>Team Number</text:p>
          </table:table-cell>
          <table:table-cell table:style-name="ce5" office:value-type="string" calcext:value-type="string">
            <text:p>Exits Community?</text:p>
          </table:table-cell>
          <table:table-cell table:style-name="ce5" office:value-type="string" calcext:value-type="string">
            <text:p>Objects Scored</text:p>
          </table:table-cell>
          <table:table-cell table:style-name="ce5" office:value-type="string" calcext:value-type="string">
            <text:p>Can Score Cones?</text:p>
          </table:table-cell>
          <table:table-cell table:style-name="ce5" office:value-type="string" calcext:value-type="string">
            <text:p>Can Score Cubes?</text:p>
          </table:table-cell>
          <table:table-cell table:style-name="ce5" office:value-type="string" calcext:value-type="string">
            <text:p>Highest Scoring Level</text:p>
          </table:table-cell>
          <table:table-cell table:style-name="ce5" office:value-type="string" calcext:value-type="string">
            <text:p>Charging Pad Level</text:p>
          </table:table-cell>
          <table:table-cell table:style-name="ce5" office:value-type="string" calcext:value-type="string">
            <text:p>Objects Scored</text:p>
          </table:table-cell>
          <table:table-cell table:style-name="ce5" office:value-type="string" calcext:value-type="string">
            <text:p>Can Handle Cones?</text:p>
          </table:table-cell>
          <table:table-cell table:style-name="ce5" office:value-type="string" calcext:value-type="string">
            <text:p>Can Handle Cubes?</text:p>
          </table:table-cell>
          <table:table-cell table:style-name="ce5" office:value-type="string" calcext:value-type="string">
            <text:p>Ground Pickup?</text:p>
          </table:table-cell>
          <table:table-cell table:style-name="ce5" office:value-type="string" calcext:value-type="string">
            <text:p>Chute Pickup?</text:p>
          </table:table-cell>
          <table:table-cell table:style-name="ce5" office:value-type="string" calcext:value-type="string">
            <text:p>Shelf Pickup?</text:p>
          </table:table-cell>
          <table:table-cell table:style-name="ce5" office:value-type="string" calcext:value-type="string">
            <text:p>Highest Scoring Level</text:p>
          </table:table-cell>
          <table:table-cell table:style-name="ce5" office:value-type="string" calcext:value-type="string">
            <text:p>Charging Pad Level</text:p>
          </table:table-cell>
          <table:table-cell table:style-name="ce5" office:value-type="string" calcext:value-type="string">
            <text:p>Time to Dock</text:p>
          </table:table-cell>
          <table:table-cell office:value-type="string" calcext:value-type="string">
            <text:p>Balance Buddies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Maneuverability</text:p>
          </table:table-cell>
          <table:table-cell table:style-name="ce5" office:value-type="string" calcext:value-type="string">
            <text:p>Driver Skill</text:p>
          </table:table-cell>
          <table:table-cell table:style-name="ce5" office:value-type="string" calcext:value-type="string">
            <text:p>Defense Skill</text:p>
          </table:table-cell>
          <table:table-cell table:style-name="ce5" office:value-type="string" calcext:value-type="string">
            <text:p>Defense Tolerance</text:p>
          </table:table-cell>
          <table:table-cell table:style-name="ce5" office:value-type="string" calcext:value-type="string">
            <text:p>Comments</text:p>
          </table:table-cell>
          <table:table-cell table:number-columns-repeated="997"/>
        </table:table-row>
        <table:table-row table:style-name="ro1">
          <table:table-cell table:formula="of:=[$Sheet1.A2]" office:value-type="string" office:string-value="JT" calcext:value-type="string">
            <text:p>JT</text:p>
          </table:table-cell>
          <table:table-cell table:formula="of:=[$Sheet1.B2]" office:value-type="float" office:value="1" calcext:value-type="float">
            <text:p>1</text:p>
          </table:table-cell>
          <table:table-cell/>
          <table:table-cell table:formula="of:=[$Sheet1.C2]" office:value-type="string" office:string-value="r2" calcext:value-type="string">
            <text:p>r2</text:p>
          </table:table-cell>
          <table:table-cell table:formula="of:=[$Sheet1.D2]" office:value-type="float" office:value="4905" calcext:value-type="float">
            <text:p>4905</text:p>
          </table:table-cell>
          <table:table-cell table:style-name="ce8" table:formula="of:=[$Sheet1.N2]" office:value-type="boolean" office:boolean-value="false" calcext:value-type="boolean">
            <text:p>FALSE</text:p>
          </table:table-cell>
          <table:table-cell table:formula="of:=[$Sheet1.F2]+[$Sheet1.G2]+[$Sheet1.H2]+[$Sheet1.J2]+[$Sheet1.K2]+[$Sheet1.L2]" office:value-type="float" office:value="1" calcext:value-type="float">
            <text:p>1</text:p>
          </table:table-cell>
          <table:table-cell table:formula="of:=IF([$Sheet1.F2]&gt;0;&quot;Yes&quot;;IF([$Sheet1.G2]&gt;0;&quot;Yes&quot;;IF([$Sheet1.H2]&gt;0;&quot;Yes&quot;;&quot;No&quot;)))" office:value-type="string" office:string-value="No" calcext:value-type="string">
            <text:p>No</text:p>
          </table:table-cell>
          <table:table-cell table:formula="of:=IF([$Sheet1.J2]&gt;0;&quot;Yes&quot;;IF([$Sheet1.K2]&gt;0;&quot;Yes&quot;;IF([$Sheet1.L2]&gt;0;&quot;Yes&quot;;&quot;No&quot;)))" office:value-type="string" office:string-value="Yes" calcext:value-type="string">
            <text:p>Yes</text:p>
          </table:table-cell>
          <table:table-cell table:formula="of:=IF([$Sheet1.F2]&gt;0;&quot;High&quot;;IF([$Sheet1.J2]&gt;0;&quot;High&quot;;IF([$Sheet1.G2]&gt;0;&quot;Medium&quot;;IF([$Sheet1.K2]&gt;0;&quot;Medium&quot;;IF([$Sheet1.H2]&gt;0;&quot;Low&quot;;IF([$Sheet1.L2]&gt;0;&quot;Low&quot;;&quot;Not Observed&quot;))))))" office:value-type="string" office:string-value="Medium" calcext:value-type="string">
            <text:p>Medium</text:p>
          </table:table-cell>
          <table:table-cell table:formula="of:=IF([$Sheet1.O2]=&quot;N/A&quot;;&quot;None&quot;;IF([$Sheet1.O2]=&quot;DockedNOBalance&quot;;&quot;Docked&quot;;IF([$Sheet1.O2]=&quot;Docked&amp;Balanced&quot;;&quot;Engaged&quot;;&quot;None&quot;)))" office:value-type="string" office:string-value="None" calcext:value-type="string">
            <text:p>None</text:p>
          </table:table-cell>
          <table:table-cell table:formula="of:=[$Sheet1.R2]+[$Sheet1.S2]+[$Sheet1.T2]+[$Sheet1.V2]+[$Sheet1.W2]+[$Sheet1.X2]" office:value-type="float" office:value="3" calcext:value-type="float">
            <text:p>3</text:p>
          </table:table-cell>
          <table:table-cell table:formula="of:=IF([$Sheet1.R2]&gt;0;&quot;Yes&quot;;IF([$Sheet1.S2]&gt;0;&quot;Yes&quot;;IF([$Sheet1.T2]&gt;0;&quot;Yes&quot;;&quot;No&quot;)))" office:value-type="string" office:string-value="No" calcext:value-type="string">
            <text:p>No</text:p>
          </table:table-cell>
          <table:table-cell table:formula="of:=IF([$Sheet1.V2]&gt;0;&quot;Yes&quot;;IF([$Sheet1.W2]&gt;0;&quot;Yes&quot;;IF([$Sheet1.X2]&gt;0;&quot;Yes&quot;;&quot;No&quot;)))" office:value-type="string" office:string-value="Yes" calcext:value-type="string">
            <text:p>Yes</text:p>
          </table:table-cell>
          <table:table-cell table:number-columns-repeated="3"/>
          <table:table-cell table:formula="of:=IF([$Sheet1.R2]&gt;0;&quot;High&quot;;IF([$Sheet1.V2]&gt;0;&quot;High&quot;;IF([$Sheet1.S2]&gt;0;&quot;Medium&quot;;IF([$Sheet1.W2]&gt;0;&quot;Medium&quot;;IF([$Sheet1.T2]&gt;0;&quot;Low&quot;;IF([$Sheet1.X2]&gt;0;&quot;Low&quot;;&quot;Not Observed&quot;))))))" office:value-type="string" office:string-value="Medium" calcext:value-type="string">
            <text:p>Medium</text:p>
          </table:table-cell>
          <table:table-cell table:style-name="ce9" table:formula="of:=IF(OR([$Sheet1.AB2]=&quot;1db&quot;;[$Sheet1.AB2]=&quot;2db&quot;;[$Sheet1.AB2]=&quot;3db&quot;);&quot;Engaged&quot;;IF(OR([$Sheet1.AB2]=&quot;1d&quot;;[$Sheet1.AB2]=&quot;2d&quot;;[$Sheet1.AB2]=&quot;3d&quot;);&quot;Docked&quot;;&quot;none&quot;))" office:value-type="string" office:string-value="none" calcext:value-type="string">
            <text:p>none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9"/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###################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Scouter Initials</text:p>
          </table:table-cell>
          <table:table-cell table:style-name="ce7" office:value-type="string" calcext:value-type="string">
            <text:p>Match Number</text:p>
          </table:table-cell>
          <table:table-cell table:style-name="ce7" office:value-type="string" calcext:value-type="string">
            <text:p>Driver Station</text:p>
          </table:table-cell>
          <table:table-cell table:style-name="ce7" office:value-type="string" calcext:value-type="string">
            <text:p>Team #</text:p>
          </table:table-cell>
          <table:table-cell table:style-name="ce7" office:value-type="string" calcext:value-type="string">
            <text:p>Starting Location</text:p>
          </table:table-cell>
          <table:table-cell table:style-name="ce7" office:value-type="string" calcext:value-type="string">
            <text:p>Auto L3 Cones</text:p>
          </table:table-cell>
          <table:table-cell table:style-name="ce7" office:value-type="string" calcext:value-type="string">
            <text:p>Auto L2 Cones</text:p>
          </table:table-cell>
          <table:table-cell table:style-name="ce7" office:value-type="string" calcext:value-type="string">
            <text:p>Auto L1 Cones</text:p>
          </table:table-cell>
          <table:table-cell table:style-name="ce7" office:value-type="string" calcext:value-type="string">
            <text:p>Auto Missed Cone Placements</text:p>
          </table:table-cell>
          <table:table-cell table:style-name="ce7" office:value-type="string" calcext:value-type="string">
            <text:p>Auto L3 Cubes</text:p>
          </table:table-cell>
          <table:table-cell table:style-name="ce7" office:value-type="string" calcext:value-type="string">
            <text:p>Auto L2 Cubes</text:p>
          </table:table-cell>
          <table:table-cell table:style-name="ce7" office:value-type="string" calcext:value-type="string">
            <text:p>Auto L1 Cubes</text:p>
          </table:table-cell>
          <table:table-cell table:style-name="ce7" office:value-type="string" calcext:value-type="string">
            <text:p>Auto Missed Cube Placements</text:p>
          </table:table-cell>
          <table:table-cell table:style-name="ce7" office:value-type="string" calcext:value-type="string">
            <text:p>Mobility?</text:p>
          </table:table-cell>
          <table:table-cell table:style-name="ce7" office:value-type="string" calcext:value-type="string">
            <text:p>Auto Balance?</text:p>
          </table:table-cell>
          <table:table-cell table:style-name="ce7" office:value-type="string" calcext:value-type="string">
            <text:p>Grabbed starting node objects?</text:p>
          </table:table-cell>
          <table:table-cell table:style-name="ce7" office:value-type="string" calcext:value-type="string">
            <text:p>Auto Comments</text:p>
          </table:table-cell>
          <table:table-cell table:style-name="ce7" office:value-type="string" calcext:value-type="string">
            <text:p>Tele L3 Cones</text:p>
          </table:table-cell>
          <table:table-cell table:style-name="ce7" office:value-type="string" calcext:value-type="string">
            <text:p>Tele L2 Cones</text:p>
          </table:table-cell>
          <table:table-cell table:style-name="ce7" office:value-type="string" calcext:value-type="string">
            <text:p>Tele L1 Cones</text:p>
          </table:table-cell>
          <table:table-cell table:style-name="ce7" office:value-type="string" calcext:value-type="string">
            <text:p>Missed Cone Placements</text:p>
          </table:table-cell>
          <table:table-cell table:style-name="ce7" office:value-type="string" calcext:value-type="string">
            <text:p>Tele L3 Cubes</text:p>
          </table:table-cell>
          <table:table-cell table:style-name="ce7" office:value-type="string" calcext:value-type="string">
            <text:p>Tele L2 Cubes</text:p>
          </table:table-cell>
          <table:table-cell table:style-name="ce7" office:value-type="string" calcext:value-type="string">
            <text:p>Tele L1 Cubes</text:p>
          </table:table-cell>
          <table:table-cell table:style-name="ce7" office:value-type="string" calcext:value-type="string">
            <text:p>Missed Cube Placements</text:p>
          </table:table-cell>
          <table:table-cell table:style-name="ce7" office:value-type="string" calcext:value-type="string">
            <text:p>Defended?</text:p>
          </table:table-cell>
          <table:table-cell table:style-name="ce7" office:value-type="string" calcext:value-type="string">
            <text:p>Teleop Comments</text:p>
          </table:table-cell>
          <table:table-cell table:style-name="ce7" office:value-type="string" calcext:value-type="string">
            <text:p>Charging Station &amp; Endgame</text:p>
          </table:table-cell>
          <table:table-cell table:style-name="ce7" office:value-type="string" calcext:value-type="string">
            <text:p>Balance Rating</text:p>
          </table:table-cell>
          <table:table-cell table:style-name="ce7" office:value-type="string" calcext:value-type="string">
            <text:p>Endgame Comments</text:p>
          </table:table-cell>
          <table:table-cell table:style-name="ce7" office:value-type="string" calcext:value-type="string">
            <text:p>Driver Skill?</text:p>
          </table:table-cell>
          <table:table-cell table:style-name="ce7" office:value-type="string" calcext:value-type="string">
            <text:p>Defense Skill?</text:p>
          </table:table-cell>
          <table:table-cell table:style-name="ce7" office:value-type="string" calcext:value-type="string">
            <text:p>Did they die?</text:p>
          </table:table-cell>
          <table:table-cell table:style-name="ce7" office:value-type="string" calcext:value-type="string">
            <text:p>Tipped over?</text:p>
          </table:table-cell>
          <table:table-cell table:style-name="ce7" office:value-type="string" calcext:value-type="string">
            <text:p>Cards?</text:p>
          </table:table-cell>
          <table:table-cell table:style-name="ce7" office:value-type="string" calcext:value-type="string">
            <text:p>Comments?</text:p>
          </table:table-cell>
          <table:table-cell table:style-name="ce7" office:value-type="string" calcext:value-type="string">
            <text:p>Auto Points</text:p>
          </table:table-cell>
          <table:table-cell table:style-name="ce7" office:value-type="string" calcext:value-type="string">
            <text:p>Teleop Points</text:p>
          </table:table-cell>
          <table:table-cell table:style-name="ce7" office:value-type="string" calcext:value-type="string">
            <text:p>Endgame Points</text:p>
          </table:table-cell>
          <table:table-cell table:style-name="ce7" office:value-type="string" calcext:value-type="string">
            <text:p>Total Points Scored</text:p>
          </table:table-cell>
          <table:table-cell table:style-name="ce7" office:value-type="string" calcext:value-type="string">
            <text:p>Auto points without Charging Station</text:p>
          </table:table-cell>
          <table:table-cell table:style-name="ce7" office:value-type="string" calcext:value-type="string">
            <text:p>Cone Auto Points</text:p>
          </table:table-cell>
          <table:table-cell table:style-name="ce7" office:value-type="string" calcext:value-type="string">
            <text:p>Cube Auto Points</text:p>
          </table:table-cell>
          <table:table-cell table:style-name="ce7" office:value-type="string" calcext:value-type="string">
            <text:p>Cone Teleop Points</text:p>
          </table:table-cell>
          <table:table-cell table:style-name="ce7" office:value-type="string" calcext:value-type="string">
            <text:p>Cube Teleop Points</text:p>
          </table:table-cell>
          <table:table-cell table:style-name="ce7" office:value-type="string" calcext:value-type="string">
            <text:p>Teleop game pieces scored</text:p>
          </table:table-cell>
          <table:table-cell table:style-name="ce7" office:value-type="string" calcext:value-type="string">
            <text:p>Accuracy</text:p>
          </table:table-cell>
          <table:table-cell table:number-columns-repeated="97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6"/>
          <table:table-cell table:style-name="ce9"/>
          <table:table-cell/>
          <table:table-cell table:style-name="ce9"/>
          <table:table-cell table:number-columns-repeated="1005"/>
        </table:table-row>
        <table:table-row table:style-name="ro1">
          <table:table-cell table:number-columns-repeated="18"/>
          <table:table-cell table:style-name="ce7"/>
          <table:table-cell table:number-columns-repeated="1005"/>
        </table:table-row>
        <table:table-row table:style-name="ro1" table:number-rows-repeated="9">
          <table:table-cell table:number-columns-repeated="10"/>
          <table:table-cell table:style-name="ce7"/>
          <table:table-cell table:number-columns-repeated="7"/>
          <table:table-cell table:style-name="ce7"/>
          <table:table-cell table:number-columns-repeated="1005"/>
        </table:table-row>
        <table:table-row table:style-name="ro1" table:number-rows-repeated="22">
          <table:table-cell table:number-columns-repeated="18"/>
          <table:table-cell table:style-name="ce7"/>
          <table:table-cell table:number-columns-repeated="1005"/>
        </table:table-row>
        <table:table-row table:style-name="ro1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5T11:59:20.740000000</meta:creation-date>
    <meta:generator>LibreOffice/7.3.1.3$Windows_X86_64 LibreOffice_project/a69ca51ded25f3eefd52d7bf9a5fad8c90b87951</meta:generator>
    <dc:date>2023-02-25T16:00:30.603000000</dc:date>
    <meta:editing-duration>PT5M30S</meta:editing-duration>
    <meta:editing-cycles>1</meta:editing-cycles>
    <meta:document-statistic meta:table-count="2" meta:cell-count="3704" meta:object-count="0"/>
  </office:meta>
</office:document-meta>
</file>